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list-style-name="L1">
      <style:paragraph-properties fo:text-align="start" style:justify-single-word="false"/>
    </style:style>
    <style:style style:name="P5" style:family="paragraph" style:parent-style-name="Standard" style:list-style-name="L2">
      <style:paragraph-properties fo:text-align="start" style:justify-single-word="false"/>
    </style:style>
    <style:style style:name="P6" style:family="paragraph" style:parent-style-name="Standard">
      <style:paragraph-properties fo:text-align="start" style:justify-single-word="false"/>
      <style:text-properties fo:font-weight="bold" style:font-weight-asian="bold" style:font-weight-complex="bold"/>
    </style:style>
    <style:style style:name="T1" style:family="text">
      <style:text-properties fo:font-style="italic" style:font-style-asian="italic" style:font-style-complex="italic"/>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5201in" text:min-label-width="0.25in"/>
        <style:text-properties style:font-name="StarSymbol"/>
      </text:list-level-style-bullet>
      <text:list-level-style-bullet text:level="3" text:style-name="Bullet_20_Symbols" style:num-suffix="." text:bullet-char="–">
        <style:list-level-properties text:space-before="1.0402in" text:min-label-width="0.25in"/>
        <style:text-properties style:font-name="StarSymbol"/>
      </text:list-level-style-bullet>
      <text:list-level-style-bullet text:level="4" text:style-name="Bullet_20_Symbols" style:num-suffix="." text:bullet-char="–">
        <style:list-level-properties text:space-before="1.5602in" text:min-label-width="0.25in"/>
        <style:text-properties style:font-name="StarSymbol"/>
      </text:list-level-style-bullet>
      <text:list-level-style-bullet text:level="5" text:style-name="Bullet_20_Symbols" style:num-suffix="." text:bullet-char="–">
        <style:list-level-properties text:space-before="2.0807in" text:min-label-width="0.25in"/>
        <style:text-properties style:font-name="StarSymbol"/>
      </text:list-level-style-bullet>
      <text:list-level-style-bullet text:level="6" text:style-name="Bullet_20_Symbols" style:num-suffix="." text:bullet-char="–">
        <style:list-level-properties text:space-before="2.6008in" text:min-label-width="0.25in"/>
        <style:text-properties style:font-name="StarSymbol"/>
      </text:list-level-style-bullet>
      <text:list-level-style-bullet text:level="7" text:style-name="Bullet_20_Symbols" style:num-suffix="." text:bullet-char="–">
        <style:list-level-properties text:space-before="3.1209in" text:min-label-width="0.25in"/>
        <style:text-properties style:font-name="StarSymbol"/>
      </text:list-level-style-bullet>
      <text:list-level-style-bullet text:level="8" text:style-name="Bullet_20_Symbols" style:num-suffix="." text:bullet-char="–">
        <style:list-level-properties text:space-before="3.6409in" text:min-label-width="0.25in"/>
        <style:text-properties style:font-name="StarSymbol"/>
      </text:list-level-style-bullet>
      <text:list-level-style-bullet text:level="9" text:style-name="Bullet_20_Symbols" style:num-suffix="." text:bullet-char="–">
        <style:list-level-properties text:space-before="4.161in" text:min-label-width="0.25in"/>
        <style:text-properties style:font-name="StarSymbol"/>
      </text:list-level-style-bullet>
      <text:list-level-style-bullet text:level="10" text:style-name="Bullet_20_Symbols" style:num-suffix="." text:bullet-char="–">
        <style:list-level-properties text:space-before="4.6811in" text:min-label-width="0.25in"/>
        <style:text-properties style:font-name="StarSymbol"/>
      </text:list-level-style-bulle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5201in" text:min-label-width="0.25in"/>
        <style:text-properties style:font-name="StarSymbol"/>
      </text:list-level-style-bullet>
      <text:list-level-style-bullet text:level="3" text:style-name="Bullet_20_Symbols" style:num-suffix="." text:bullet-char="–">
        <style:list-level-properties text:space-before="1.0402in" text:min-label-width="0.25in"/>
        <style:text-properties style:font-name="StarSymbol"/>
      </text:list-level-style-bullet>
      <text:list-level-style-bullet text:level="4" text:style-name="Bullet_20_Symbols" style:num-suffix="." text:bullet-char="–">
        <style:list-level-properties text:space-before="1.5602in" text:min-label-width="0.25in"/>
        <style:text-properties style:font-name="StarSymbol"/>
      </text:list-level-style-bullet>
      <text:list-level-style-bullet text:level="5" text:style-name="Bullet_20_Symbols" style:num-suffix="." text:bullet-char="–">
        <style:list-level-properties text:space-before="2.0807in" text:min-label-width="0.25in"/>
        <style:text-properties style:font-name="StarSymbol"/>
      </text:list-level-style-bullet>
      <text:list-level-style-bullet text:level="6" text:style-name="Bullet_20_Symbols" style:num-suffix="." text:bullet-char="–">
        <style:list-level-properties text:space-before="2.6008in" text:min-label-width="0.25in"/>
        <style:text-properties style:font-name="StarSymbol"/>
      </text:list-level-style-bullet>
      <text:list-level-style-bullet text:level="7" text:style-name="Bullet_20_Symbols" style:num-suffix="." text:bullet-char="–">
        <style:list-level-properties text:space-before="3.1209in" text:min-label-width="0.25in"/>
        <style:text-properties style:font-name="StarSymbol"/>
      </text:list-level-style-bullet>
      <text:list-level-style-bullet text:level="8" text:style-name="Bullet_20_Symbols" style:num-suffix="." text:bullet-char="–">
        <style:list-level-properties text:space-before="3.6409in" text:min-label-width="0.25in"/>
        <style:text-properties style:font-name="StarSymbol"/>
      </text:list-level-style-bullet>
      <text:list-level-style-bullet text:level="9" text:style-name="Bullet_20_Symbols" style:num-suffix="." text:bullet-char="–">
        <style:list-level-properties text:space-before="4.161in" text:min-label-width="0.25in"/>
        <style:text-properties style:font-name="StarSymbol"/>
      </text:list-level-style-bullet>
      <text:list-level-style-bullet text:level="10" text:style-name="Bullet_20_Symbols" style:num-suffix="." text:bullet-char="–">
        <style:list-level-properties text:space-before="4.6811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oadsend PHP </text:p>
      <text:p text:style-name="P2">C++ Redesign</text:p>
      <text:p text:style-name="P3"/>
      <text:p text:style-name="P6">Summary:</text:p>
      <text:p text:style-name="P3"><text:tab/>Investigate a redesign of the Roadsend PHP compiler and runtime in C++</text:p>
      <text:p text:style-name="P3"/>
      <text:p text:style-name="P6">Overview:</text:p>
      <text:p text:style-name="P3"><text:tab/>The current version of Roadsend PHP is written in Bigloo scheme and C. As the project is open source and depends on voluntary contributions, it depends on others being able to understand the codebase and the underlying language that the system is implemented in. Bigloo scheme, while powerful, has proved resistent as a language that others are capable or willing to understand. This has limited the overall potential of the project, as fewer developers are able to contribute.</text:p>
      <text:p text:style-name="P3"><text:tab/>In addition, there are several known limitations and inefficiencies of the current code base that need to be addressed, which can be factored into the redesign. </text:p>
      <text:p text:style-name="P3"/>
      <text:p text:style-name="P6">Overall Redesign Goals:</text:p>
      <text:p text:style-name="P3"/>
      <text:list text:style-name="L1">
        <text:list-item>
          <text:p text:style-name="P4">Utilize experience from the current scheme version to realize a C++ version of Roadsend PHP which takes advantage of existing technologies for compilation, interpretation, and runtime library implementation (e.g., LLVM, Boost). </text:p>
          <text:p text:style-name="P4"/>
        </text:list-item>
        <text:list-item>
          <text:p text:style-name="P4">“Reinvent no wheels”: Where possible, rely on existing, standard <text:s/>implementations of necessary functionality (e.g, hash tables, unicode, IR). This reduces implementation and maintanence effort as well as allows for parallel advancement of our feature set by others specialized in their particular field.</text:p>
          <text:p text:style-name="P4"/>
        </text:list-item>
        <text:list-item>
          <text:p text:style-name="P4">LLVM provides a portable Intermediate Representation in which to store the semantics of the compiled PHP application. It can be interpreted (with JIT) and statically compiled on numerous platforms. In addition to the interpretation and native code generation, there are many generic compile time and link time optimizations that we will benefit from.</text:p>
          <text:p text:style-name="P4"/>
        </text:list-item>
        <text:list-item>
          <text:p text:style-name="P4">Boost is a stable, portable, peer reviewed C++ library that provides a structure for implementing the required PHP runtime library. It provides both low level containers and data structures such as variants and smart pointers, as well as high level, portable library functionality like networking, threads, and file system access.</text:p>
        </text:list-item>
      </text:list>
      <text:p text:style-name="P3"/>
      <text:p text:style-name="P6">Specific Goals:</text:p>
      <text:list text:style-name="L2">
        <text:list-item>
          <text:p text:style-name="P5">Portability</text:p>
          <text:list>
            <text:list-item>
              <text:p text:style-name="P5">It should run on all major platforms. LLVM IR can be saved in a portable binary format. It supports native code generation (including cross compilation) for all major platforms.</text:p>
            </text:list-item>
          </text:list>
        </text:list-item>
        <text:list-item>
          <text:p text:style-name="P5">Speed and Efficiency</text:p>
          <text:list>
            <text:list-item>
              <text:p text:style-name="P5">Roadsend PHP programs should be fast and memory efficient.</text:p>
            </text:list-item>
          </text:list>
        </text:list-item>
        <text:list-item>
          <text:p text:style-name="P5">Extensibility</text:p>
          <text:list>
            <text:list-item>
              <text:p text:style-name="P5">It should be easy to create a new extension. Using C++, we can offer an environment that's familiar to the majority of developers and is almost as easy to use as PHP itself.</text:p>
            </text:list-item>
          </text:list>
        </text:list-item>
        <text:list-item>
          <text:p text:style-name="P5">Zend Compatibility</text:p>
          <text:list>
            <text:list-item>
              <text:p text:style-name="P5">Maintain compatbility (where possible) with Zend PHP 6 (including namespaces and unicode). If we can <text:span text:style-name="T1">optionally</text:span> offer a significant speedup by breaking compatility, however, this should be investigated.</text:p>
            </text:list-item>
          </text:list>
        </text:list-item>
        <text:list-item>
          <text:p text:style-name="P5"><text:soft-page-break/>Liberal License</text:p>
          <text:list>
            <text:list-item>
              <text:p text:style-name="P5">It should be usable for creating both commercial and non commercial applications.</text:p>
            </text:list-item>
          </text:list>
        </text:list-item>
        <text:list-item>
          <text:p text:style-name="P5">Debugging Support</text:p>
          <text:list>
            <text:list-item>
              <text:p text:style-name="P5">Debugging and profiling tools</text:p>
            </text:list-item>
          </text:list>
        </text:list-item>
        <text:list-item>
          <text:p text:style-name="P5">Thread safety</text:p>
        </text:list-item>
        <text:list-item>
          <text:p text:style-name="P5"/>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meta:initial-creator>Shannon Weyrick</meta:initial-creator>
    <meta:creation-date>2008-07-18T18:08:17</meta:creation-date>
    <dc:creator>Shannon Weyrick</dc:creator>
    <dc:date>2008-07-18T19:14:27</dc:date>
    <meta:editing-cycles>38</meta:editing-cycles>
    <meta:editing-duration>PT1H6M12S</meta:editing-duration>
    <meta:user-defined meta:name="Info 1"/>
    <meta:user-defined meta:name="Info 2"/>
    <meta:user-defined meta:name="Info 3"/>
    <meta:user-defined meta:name="Info 4"/>
    <meta:document-statistic meta:table-count="0" meta:image-count="0" meta:object-count="0" meta:page-count="2" meta:paragraph-count="26" meta:word-count="431" meta:character-count="2829"/>
  </office:meta>
</office:document-meta>
</file>